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89bf" officeooo:paragraph-rsid="000489bf"/>
    </style:style>
    <style:style style:name="T1" style:family="text">
      <style:text-properties officeooo:rsid="00059a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privRace():</text:p>
      <text:p text:style-name="P1"><text:tab/><text:span text:style-name="T1">def human():</text:span></text:p>
      <text:p text:style-name="P1"/>
      <text:p text:style-name="P1"><text:tab/><text:span text:style-name="T1">def</text:span></text:p>
      <text:p text:style-name="P1"/>
      <text:p text:style-name="P1"/>
      <text:p text:style-name="P1"/>
      <text:p text:style-name="P1"/>
      <text:p text:style-name="P1">privRace.human</text:p>
      <text:p text:style-name="P1">privRace.dwarf</text:p>
      <text:p text:style-name="P1">privRace.gobber</text:p>
      <text:p text:style-name="P1">privRace.iosan</text:p>
      <text:p text:style-name="P1">privRace.nyss</text:p>
      <text:p text:style-name="P1">privRace.ogrun </text:p>
      <text:p text:style-name="P1">privRace.trollki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24S</meta:editing-duration>
    <meta:editing-cycles>3</meta:editing-cycles>
    <meta:generator>LibreOffice/5.2.4.2$Windows_x86 LibreOffice_project/3d5603e1122f0f102b62521720ab13a38a4e0eb0</meta:generator>
    <dc:date>2016-12-23T09:48:20.324000000</dc:date>
    <meta:document-statistic meta:table-count="0" meta:image-count="0" meta:object-count="0" meta:page-count="1" meta:paragraph-count="10" meta:word-count="12" meta:character-count="136" meta:non-whitespace-character-count="131"/>
    <meta:user-defined meta:name="Info 1"/>
    <meta:user-defined meta:name="Info 2"/>
    <meta:user-defined meta:name="Info 3"/>
    <meta:user-defined meta:name="Info 4"/>
  </office:meta>
</office:document-meta>
</file>